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f3f0" officeooo:paragraph-rsid="000bf3f0"/>
    </style:style>
    <style:style style:name="P2" style:family="paragraph" style:parent-style-name="Text_20_body">
      <style:text-properties officeooo:rsid="000bf3f0" officeooo:paragraph-rsid="000c1de3"/>
    </style:style>
    <style:style style:name="P3" style:family="paragraph" style:parent-style-name="Text_20_body">
      <style:text-properties officeooo:rsid="000c1de3" officeooo:paragraph-rsid="000c1de3"/>
    </style:style>
    <style:style style:name="P4" style:family="paragraph" style:parent-style-name="Text_20_body">
      <style:text-properties fo:font-weight="bold" officeooo:rsid="000bf3f0" officeooo:paragraph-rsid="000bf3f0" style:font-weight-asian="bold" style:font-weight-complex="bold"/>
    </style:style>
    <style:style style:name="P5" style:family="paragraph" style:parent-style-name="Heading_20_1">
      <style:text-properties officeooo:rsid="000bf3f0" officeooo:paragraph-rsid="000bf3f0"/>
    </style:style>
    <style:style style:name="P6" style:family="paragraph" style:parent-style-name="Heading_20_3">
      <style:text-properties officeooo:rsid="000bf3f0" officeooo:paragraph-rsid="000bf3f0"/>
    </style:style>
    <style:style style:name="P7" style:family="paragraph" style:parent-style-name="Heading_20_3">
      <style:text-properties style:font-name="Liberation Sans" fo:font-size="14.1000003814697pt" fo:font-weight="bold" officeooo:rsid="000f1b95" officeooo:paragraph-rsid="000f1b9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Text_20_body">
      <style:text-properties officeooo:rsid="000bf3f0" officeooo:paragraph-rsid="000bf3f0"/>
    </style:style>
    <style:style style:name="P9" style:family="paragraph" style:parent-style-name="Text_20_body">
      <style:text-properties fo:font-weight="bold" officeooo:rsid="000f1b95" officeooo:paragraph-rsid="000f1b95" style:font-weight-asian="bold" style:font-weight-complex="bold"/>
    </style:style>
    <style:style style:name="T1" style:family="text">
      <style:text-properties officeooo:rsid="000bf3f0"/>
    </style:style>
    <style:style style:name="T2" style:family="text">
      <style:text-properties officeooo:rsid="000c1d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4fca"/>
    </style:style>
    <style:style style:name="T5" style:family="text">
      <style:text-properties officeooo:rsid="000f1b9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b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Funcionalidades y Endpoints</text:h>
      <text:h text:style-name="P6" text:outline-level="3">PÚBLICAS</text:h>
      <text:p text:style-name="P1"><text:span text:style-name="T3">Registro: POST</text:span> api/v1/users/registe<text:span text:style-name="T4">r</text:span></text:p>
      <text:p text:style-name="P1"><text:span text:style-name="T3">LogIn: POST</text:span> api/v1/users/login</text:p>
      <text:p text:style-name="P1"><text:span text:style-name="T3">Lista Espacios: GET</text:span> api/v1/spaces</text:p>
      <text:p text:style-name="P1"><text:span text:style-name="T3">Activar cuenta: GET</text:span> api/v1/users/activation</text:p>
      <text:h text:style-name="P7" text:outline-level="3">USER REGISTRADO</text:h>
      <text:p text:style-name="P1"><text:span text:style-name="T3">Ver perfil: GET </text:span>api/v1/users/profile</text:p>
      <text:p text:style-name="P1"><text:span text:style-name="T3">Subir foto perfil: POST </text:span>api/v1/users/upload</text:p>
      <text:p text:style-name="P4">Actualizar datos: PUT <text:span text:style-name="T7">api/v1/users/profile</text:span></text:p>
      <text:p text:style-name="P1"><text:span text:style-name="T3">Datos espacio: GET </text:span>api/v1/spaces/:id</text:p>
      <text:p text:style-name="P1"><text:span text:style-name="T3">Reviews espacio: GET</text:span> spaces/:id/reviews</text:p>
      <text:p text:style-name="P1"><text:span text:style-name="T3">Hacer review: POST</text:span> api/v1/spaces/:id/reviews</text:p>
      <text:p text:style-name="P1"><text:span text:style-name="T3">Hacer reserva: POST</text:span> api/v1/bookings/:id</text:p>
      <text:p text:style-name="P1"><text:span text:style-name="T3">Fav espacio: POST </text:span>api/v1/users/:id/favs</text:p>
      <text:p text:style-name="P1"><text:span text:style-name="T3">Denunciar review: POST</text:span> api/v1/spaces/:id/reviews/:id/flags</text:p>
      <text:h text:style-name="P6" text:outline-level="3">ADMIN</text:h>
      <text:p text:style-name="P1"><text:span text:style-name="T3">Ver lista users: GET </text:span>api/v1/users/</text:p>
      <text:p text:style-name="P1"><text:span text:style-name="T3">Borrar user: DELETE</text:span> api/v1/users/:id</text:p>
      <text:p text:style-name="P1"><text:span text:style-name="T3">Crear espacio: POST</text:span> api/v1/spaces/:id</text:p>
      <text:p text:style-name="P9">Modificar espacio: PUT <text:span text:style-name="T6">api/v1/spaces/:id</text:span></text:p>
      <text:p text:style-name="P1"><text:span text:style-name="T3">Borrar espacio: DELETE</text:span> api/v1/spaces/:id</text:p>
      <text:p text:style-name="P1"><text:span text:style-name="T3">Ver perfil user: GET</text:span> api/v1/users/:id</text:p>
      <text:p text:style-name="P1"><text:span text:style-name="T3">Ver reservas: GET</text:span> api/v1/bookings</text:p>
      <text:p text:style-name="P2"><text:span text:style-name="T3">Ver reserva concreta: GET </text:span>api/v1/bookings/:<text:span text:style-name="T2">id</text:span></text:p>
      <text:p text:style-name="P3"><text:span text:style-name="T3">Confirmar o negar reserva: POST </text:span><text:span text:style-name="T1">api/v1/bookings/:</text:span>id</text:p>
      <text:p text:style-name="P3"><text:span text:style-name="T3">Borrar reserva: DELETE</text:span> <text:span text:style-name="T1">api/v1/bookings/:</text:span>id</text:p>
      <text:p text:style-name="P3"><text:span text:style-name="T3">Borrar review: DELETE</text:span> <text:span text:style-name="T1">api/v1/</text:span>spaces/:id/reviews/:id</text:p>
      <text:p text:style-name="P3"><text:span text:style-name="T3">Ver denuncias: GET</text:span> <text:span text:style-name="T1">api/v1/bookings/</text:span>reviews/flag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09:44.065656187</meta:creation-date>
    <dc:date>2021-12-02T19:58:58.562890284</dc:date>
    <meta:editing-duration>PT38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11" meta:character-count="1067" meta:non-whitespace-character-count="985"/>
  </office:meta>
</office:document-meta>
</file>